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AllReduce</text:p>
      <text:p text:style-name="P1">AllReduce // Collective operation</text:p>
      <text:h text:style-name="Heading_20_1" text:outline-level="1">Description</text:h>
      <text:p text:style-name="First_20_paragraph">Combines values from all processes or devices and distributes the result back to all processes or devices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<text:span text:style-name="Source_Text">element::f32</text:span> <text:span text:style-name="Source_Text">element::f64</text:span>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element::f32</text:span> <text:span text:style-name="Source_Text">element::f64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C++ Interface</text:h>
      <text:p text:style-name="First_20_paragraph">ngraph::op::v0::AllRedu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lReduce</dc:title>
  </office:meta>
</office:document-meta>
</file>